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-RENDU</text:p>
      <text:p text:style-name="P4">De la réunion de Conseil Municipal</text:p>
      <text:p text:style-name="P4">Du 27 octobre 2009</text:p>
      <text:p text:style-name="P4"/>
      <text:p text:style-name="P4"/>
      <text:p text:style-name="P5">~~~~~~~~~~~~~~~</text:p>
      <text:p text:style-name="P5"/>
      <text:p text:style-name="P5"/>
      <text:p text:style-name="P5"/>
      <text:p text:style-name="P3">Le Conseil Municipal, réuni sous la présidence de Monsieur Jean-Luc PADIOLLEAU, maire :</text:p>
      <text:p text:style-name="P3"/>
      <text:p text:style-name="P3"/>
      <text:list xml:id="list29208663" text:style-name="L1">
        <text:list-item>
          <text:p text:style-name="P8">a décidé d'autoriser le Maire à signer tous les actes nécessaires à l'achat d'un camion benne de marque NISSAN pour un montant TTC de 20 332 euros </text:p>
        </text:list-item>
        <text:list-item>
          <text:p text:style-name="P8">a décidé de renommer la voie du lotissement du Bois de la Garenne : rue «  Antoinette de Maignelais »</text:p>
        </text:list-item>
      </text:list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>La prochaine réunion de Conseil est fixée au mardi 10 novembre , à 18h30, salle de la Mairie.</text:p>
      <text:p text:style-name="P3"/>
      <text:p text:style-name="P6"/>
      <text:p text:style-name="P2">Affiché le 30 octobre 200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09-10-29T18:33:03.62</meta:creation-date>
    <meta:printed-by>Isabelle Derouet</meta:printed-by>
    <meta:print-date>2009-10-29T18:45:33.09</meta:print-date>
    <dc:date>2009-11-30T09:12:28.81</dc:date>
    <dc:creator>Isabelle Derouet</dc:creator>
    <meta:editing-duration>PT00H20M52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9" meta:word-count="97" meta:character-count="535"/>
  </office:meta>
</office:document-meta>
</file>